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73cf28"/>
    </style:style>
    <style:style style:name="P2" style:family="paragraph" style:parent-style-name="Standard">
      <style:text-properties officeooo:rsid="00bb0550" officeooo:paragraph-rsid="0073cf28"/>
    </style:style>
    <style:style style:name="P3" style:family="paragraph" style:parent-style-name="Standard">
      <style:text-properties officeooo:rsid="00c653bd" officeooo:paragraph-rsid="00c653bd"/>
    </style:style>
    <style:style style:name="P4" style:family="paragraph" style:parent-style-name="Standard" style:list-style-name="L9">
      <style:text-properties officeooo:paragraph-rsid="00c653bd"/>
    </style:style>
    <style:style style:name="P5" style:family="paragraph" style:parent-style-name="Standard" style:list-style-name="L9">
      <style:text-properties officeooo:rsid="00ca884b" officeooo:paragraph-rsid="00ca884b"/>
    </style:style>
    <style:style style:name="P6" style:family="paragraph" style:parent-style-name="Preformatted_20_Text" style:list-style-name="L9">
      <style:text-properties officeooo:paragraph-rsid="00c653bd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Heading_20_1">
      <style:text-properties fo:language="en" fo:country="US" officeooo:rsid="00700167" officeooo:paragraph-rsid="00c5863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653bd" style:font-weight-asian="bold" style:font-weight-complex="bold"/>
    </style:style>
    <style:style style:name="T3" style:family="text">
      <style:text-properties officeooo:rsid="00c5863d"/>
    </style:style>
    <style:style style:name="T4" style:family="text">
      <style:text-properties officeooo:rsid="00c653b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c653bd" style:font-weight-asian="normal" style:font-weight-complex="normal"/>
    </style:style>
    <style:style style:name="T7" style:family="text">
      <style:text-properties officeooo:rsid="00c7efa1"/>
    </style:style>
    <style:style style:name="T8" style:family="text">
      <style:text-properties officeooo:rsid="00c89dec"/>
    </style:style>
    <style:style style:name="T9" style:family="text">
      <style:text-properties officeooo:rsid="00c947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3">Tuning nginx </text:span></text:h>
      <text:p text:style-name="P1"/>
      <text:p text:style-name="P2">Really pushing performance to the max with nginx <text:span text:style-name="T4">i</text:span>s an art. It takes really understanding the kind of contents you are serving.</text:p>
      <text:p text:style-name="P2"/>
      <text:p text:style-name="P3">Generally following things I use to tune the Ngnix Performance:</text:p>
      <text:list xml:id="list2958323649586677117" text:style-name="L9">
        <text:list-item>
          <text:p text:style-name="P4"><text:span text:style-name="T2">CPU VS Workers :</text:span><text:span text:style-name="T4"> <text:s/></text:span>The general rule of thumb is that you should have one worker for each CPU-core your server contains. <text:span text:style-name="T4">We can check number of CPU availble using <text:s/></text:span>grep ^processor /proc/cpuinfo | wc -l . For most work loads anything above 2-4 workers is overkill as nginx will hit other bottlenecks before the CPU becomes an issue</text:p>
        </text:list-item>
        <text:list-item>
          <text:p text:style-name="P4"><text:span text:style-name="T4">Use the </text:span>try_files</text:p>
        </text:list-item>
        <text:list-item>
          <text:p text:style-name="P4"><text:span text:style-name="T2">Compression : </text:span><text:span text:style-name="T6">Good rule is, compress the larger files and avoid compressing the </text:span>images, executables, and similar binary files, <text:span text:style-name="T4">because they reduce in size very less . Try this configuration:</text:span></text:p>
          <text:list>
            <text:list-header>
              <text:p text:style-name="P6">gzip <text:s/>on;</text:p>
            </text:list-header>
          </text:list>
        </text:list-item>
      </text:list>
      <text:p text:style-name="Preformatted_20_Text">gzip_vary on;</text:p>
      <text:p text:style-name="Preformatted_20_Text">gzip_min_length 10240;</text:p>
      <text:p text:style-name="Preformatted_20_Text">gzip_proxied expired no-cache no-store private auth;</text:p>
      <text:p text:style-name="Preformatted_20_Text">gzip_types text/plain text/css text/xml text/javascript application/x-javascript application/xml;</text:p>
      <text:p text:style-name="P7">gzip_disable "MSIE [1-6]\.";</text:p>
      <text:list xml:id="list201219978892780" text:continue-numbering="true" text:style-name="L9">
        <text:list-item>
          <text:list>
            <text:list-header>
              <text:p text:style-name="P4"/>
            </text:list-header>
          </text:list>
        </text:list-item>
        <text:list-item>
          <text:p text:style-name="P4"><text:span text:style-name="T2">Cache the FileHandlers :</text:span><text:span text:style-name="T6"> </text:span>If you're serving a large number of static files you'll benefit from keeping filehandles to requested files open - this avoids the need to reopen them in the future.</text:p>
        </text:list-item>
        <text:list-item>
          <text:p text:style-name="P4">Put your banners in a tmpfs mount</text:p>
        </text:list-item>
        <text:list-item>
          <text:p text:style-name="P4"><text:span text:style-name="T7">D</text:span>on't log access_log or error_log, <text:span text:style-name="T7">if they are not needed</text:span></text:p>
        </text:list-item>
        <text:list-item>
          <text:p text:style-name="P4"><text:span text:style-name="T8">D</text:span>isable modules <text:span text:style-name="T8">which we </text:span>don't need <text:span text:style-name="T9">use</text:span></text:p>
        </text:list-item>
        <text:list-item>
          <text:p text:style-name="P5">Tune the buffer sizes (client body, fastcgi, proxy buffer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5:58:42.848106341</meta:creation-date>
    <dc:date>2016-07-21T20:12:19.474176125</dc:date>
    <meta:editing-duration>PT4H49M17S</meta:editing-duration>
    <meta:editing-cycles>172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224" meta:character-count="1347" meta:non-whitespace-character-count="1146"/>
  </office:meta>
</office:document-meta>
</file>